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ichTextEditorTag.setStatePreview( String statePre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ichTextEditor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ichTextEditorTag.setProperties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ichTextEditor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ichTextEditorTag.getStatePre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